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6-28T16:19:54.21">
            <text:p>2020/6/28 16:19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6-28T16:19:54.21">
            <text:p>2020/6/28 16:19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6-28T16:19:54.21">
            <text:p>2020/6/28 16:19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6-28T16:19:54.21">
            <text:p>2020/6/28 16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8T16:58:32.55">
            <text:p>2020/6/28 16:5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8T16:58:32.55">
            <text:p>2020/6/28 16:5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8T16:58:32.55">
            <text:p>2020/6/28 16:5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2">
          <table:table-cell office:value-type="string">
            <text:p>status</text:p>
          </table:table-cell>
          <table:table-cell table:style-name="ce1" table:formula="of:=CONCATENATE(&quot;sn(&quot;;MAX([.B2:.B13]);&quot;)&quot;)" office:value-type="string" office:string-value="sn(4)">
            <text:p>sn(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office:value-type="string">
            <text:p>https://ja.wikipedia.org/wiki/Ω-3脂肪酸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number-columns-repeated="2" table:style-name="ce45" office:value-type="date" office:date-value="2020-06-28T16:20:40.45">
            <text:p>06.28</text:p>
          </table:table-cell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2">
            <text:p>2</text:p>
          </table:table-cell>
          <table:table-cell table:style-name="ce42"/>
          <table:table-cell table:style-name="ce43" office:value-type="string">
            <text:p>https://ja.wikipedia.org/wiki/Α-リノレン酸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2" table:style-name="ce46" office:value-type="date" office:date-value="2020-06-28T16:20:40.45">
            <text:p>06.28</text:p>
          </table:table-cell>
          <table:table-cell table:style-name="ce48" office:value-type="date" office:date-value="2020-06-28T16:20:40.45">
            <text:p>06.28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 office:value-type="float" office:value="3">
            <text:p>3</text:p>
          </table:table-cell>
          <table:table-cell table:style-name="ce32"/>
          <table:table-cell table:style-name="ce34" office:value-type="string">
            <text:p>https://ko.wikipedia.org/wiki/알파-리놀렌산</text:p>
          </table:table-cell>
          <table:table-cell table:style-name="ce34" office:value-type="string">
            <text:p>#2 <text:a xlink:href="https://ko.wikipedia.org/wiki/알파-리놀렌산#식이_공급원">https://ko.wikipedia.org/wiki/알파-리놀렌산#식이_공급원</text:a></text:p>
          </table:table-cell>
          <table:table-cell table:style-name="ce32"/>
          <table:table-cell table:style-name="ce34"/>
          <table:table-cell table:style-name="ce27"/>
          <table:table-cell table:number-columns-repeated="2" table:style-name="ce45" office:value-type="date" office:date-value="2020-06-28T16:20:40.45">
            <text:p>06.28</text:p>
          </table:table-cell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4">
            <text:p>4</text:p>
          </table:table-cell>
          <table:table-cell table:style-name="ce42"/>
          <table:table-cell table:style-name="ce43" office:value-type="string">
            <text:p>https://zh.wikipedia.org/zh-cn/Α-亞麻酸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2" table:style-name="ce46" office:value-type="date" office:date-value="2020-06-28T16:20:40.45">
            <text:p>06.28</text:p>
          </table:table-cell>
          <table:table-cell table:style-name="ce48" office:value-type="date" office:date-value="2020-06-28T16:20:40.45">
            <text:p>06.28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8T16:58:30.78">
            <text:p>2020/6/28 16:58</text:p>
          </table:table-cell>
          <table:table-cell table:style-name="ce14" table:formula="of:=NOW()" office:value-type="date" office:date-value="2020-06-28T16:58:30.78">
            <text:p>2020/6/28 16:58</text:p>
          </table:table-cell>
          <table:table-cell table:style-name="ce14" table:formula="of:=NOW()" office:value-type="date" office:date-value="2020-06-28T16:58:30.78">
            <text:p>2020/6/28 16:5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8T16:58:30.78">
            <text:p>2020/6/28 16:58</text:p>
          </table:table-cell>
          <table:table-cell table:style-name="ce14" table:formula="of:=NOW()" office:value-type="date" office:date-value="2020-06-28T16:58:30.78">
            <text:p>2020/6/28 16:58</text:p>
          </table:table-cell>
          <table:table-cell table:style-name="ce14" table:formula="of:=NOW()" office:value-type="date" office:date-value="2020-06-28T16:58:30.78">
            <text:p>2020/6/28 16:5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51"/>
        <table:table-column table:style-name="co1" table:default-cell-style-name="ce53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8T16:58:32.65">
            <text:p>2020/6/28 16:58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50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55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53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8T16:58:32.65">
            <text:p>2020/6/28 16:5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14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2020/06/28</text:date>, <text:time>16:58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28T16:58:32.41</dc:date>
    <dc:creator>iwabuchi ken</dc:creator>
    <meta:editing-duration>P1DT43M27S</meta:editing-duration>
    <meta:editing-cycles>125</meta:editing-cycles>
    <meta:generator>OpenOffice/4.1.3$Win32 OpenOffice.org_project/413m1$Build-9783</meta:generator>
    <meta:document-statistic meta:table-count="6" meta:cell-count="225" meta:object-count="0"/>
  </office:meta>
</office:document-meta>
</file>